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711" officeooo:paragraph-rsid="00022711"/>
    </style:style>
    <style:style style:name="P2" style:family="paragraph" style:parent-style-name="Standard">
      <style:text-properties fo:font-weight="bold" officeooo:rsid="00022711" officeooo:paragraph-rsid="00022711" style:font-weight-asian="bold" style:font-weight-complex="bold"/>
    </style:style>
    <style:style style:name="P3" style:family="paragraph" style:parent-style-name="Standard">
      <style:text-properties officeooo:rsid="0002cf48" officeooo:paragraph-rsid="0002cf48"/>
    </style:style>
    <style:style style:name="P4" style:family="paragraph" style:parent-style-name="Standard">
      <style:text-properties officeooo:rsid="00046bd1" officeooo:paragraph-rsid="00046bd1"/>
    </style:style>
    <style:style style:name="P5" style:family="paragraph" style:parent-style-name="Standard">
      <style:text-properties fo:font-weight="bold" officeooo:rsid="000774c8" officeooo:paragraph-rsid="000774c8" style:font-weight-asian="bold" style:font-weight-complex="bold"/>
    </style:style>
    <style:style style:name="P6" style:family="paragraph" style:parent-style-name="Standard">
      <style:text-properties fo:font-weight="bold" officeooo:rsid="0008edce" officeooo:paragraph-rsid="0008edce" style:font-weight-asian="bold" style:font-weight-complex="bold"/>
    </style:style>
    <style:style style:name="P7" style:family="paragraph" style:parent-style-name="Standard">
      <style:text-properties fo:font-weight="normal" officeooo:rsid="000774c8" officeooo:paragraph-rsid="000774c8" style:font-weight-asian="normal" style:font-weight-complex="normal"/>
    </style:style>
    <style:style style:name="P8" style:family="paragraph" style:parent-style-name="Standard">
      <style:text-properties fo:font-weight="normal" officeooo:rsid="00046bd1" officeooo:paragraph-rsid="00046bd1" style:font-weight-asian="normal" style:font-weight-complex="normal"/>
    </style:style>
    <style:style style:name="P9" style:family="paragraph" style:parent-style-name="Standard">
      <style:text-properties fo:font-weight="normal" officeooo:rsid="0008edce" officeooo:paragraph-rsid="0008edce" style:font-weight-asian="normal" style:font-weight-complex="normal"/>
    </style:style>
    <style:style style:name="P10" style:family="paragraph" style:parent-style-name="Standard">
      <style:text-properties officeooo:rsid="00089d88" officeooo:paragraph-rsid="00089d88"/>
    </style:style>
    <style:style style:name="P11" style:family="paragraph" style:parent-style-name="Standard">
      <style:paragraph-properties fo:break-before="page"/>
      <style:text-properties fo:font-weight="bold" officeooo:rsid="00046bd1" officeooo:paragraph-rsid="00046bd1" style:font-weight-asian="bold" style:font-weight-complex="bold"/>
    </style:style>
    <style:style style:name="T1" style:family="text">
      <style:text-properties officeooo:rsid="0002cf48"/>
    </style:style>
    <style:style style:name="T2" style:family="text">
      <style:text-properties officeooo:rsid="0002cf67"/>
    </style:style>
    <style:style style:name="T3" style:family="text">
      <style:text-properties officeooo:rsid="00057cc9"/>
    </style:style>
    <style:style style:name="T4" style:family="text">
      <style:text-properties officeooo:rsid="0006b1d9"/>
    </style:style>
    <style:style style:name="T5" style:family="text">
      <style:text-properties officeooo:rsid="000aa847"/>
    </style:style>
    <style:style style:name="T6" style:family="text">
      <style:text-properties officeooo:rsid="000b0e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e Meeting<text:tab/>5.5.2015</text:p>
      <text:p text:style-name="P1"/>
      <text:p text:style-name="P1">meeting with illya</text:p>
      <text:p text:style-name="P1">-suggested creating separate DAO for product and tax</text:p>
      <text:p text:style-name="P1">-suggested creating interface for each DAO</text:p>
      <text:p text:style-name="P1">-suggested creating factory </text:p>
      <text:p text:style-name="P1"/>
      <text:p text:style-name="P1">Eric input</text:p>
      <text:p text:style-name="P1">-suggested DAO being named singular </text:p>
      <text:p text:style-name="P1"/>
      <text:p text:style-name="P2">Action Items:</text:p>
      <text:p text:style-name="P1"/>
      <text:p text:style-name="P1"><text:span text:style-name="T1">add </text:span>interfaces</text:p>
      <text:p text:style-name="P1"><text:span text:style-name="T1">add </text:span>Factory</text:p>
      <text:p text:style-name="P1">split DAO into 3 </text:p>
      <text:p text:style-name="P3">rename file<text:span text:style-name="T2">s per naming convention</text:span></text:p>
      <text:p text:style-name="P3"/>
      <text:p text:style-name="P11">Client Meeting<text:tab/>5.6.2015<text:tab/><text:span text:style-name="T6">9:30pm</text:span></text:p>
      <text:p text:style-name="P4"/>
      <text:p text:style-name="P10"/>
      <text:p text:style-name="P10">prototype FAILED....</text:p>
      <text:p text:style-name="P10"/>
      <text:p text:style-name="P4"/>
      <text:p text:style-name="P5">Action Items:</text:p>
      <text:p text:style-name="P7"/>
      <text:p text:style-name="P8">user interfaces:</text:p>
      <text:p text:style-name="P8">-change display too display customer info and order info in invoice format</text:p>
      <text:p text:style-name="P8">-area can't take 0 or negative numbers</text:p>
      <text:p text:style-name="P8">-edit to meet specs</text:p>
      <text:p text:style-name="P8">-input date feature</text:p>
      <text:p text:style-name="P8">-add take commas in the customer name</text:p>
      <text:p text:style-name="P8">-<text:span text:style-name="T4">display state only, not tax info</text:span></text:p>
      <text:p text:style-name="P8"/>
      <text:p text:style-name="P8">refactor code</text:p>
      <text:p text:style-name="P8"/>
      <text:p text:style-name="P8">design implement</text:p>
      <text:p text:style-name="P8">:design two <text:span text:style-name="T3">implementations of loading multiple files</text:span></text:p>
      <text:p text:style-name="P8"/>
      <text:p text:style-name="P8"/>
      <text:p text:style-name="P6">Lead meeting <text:tab/>5.6.2015<text:tab/><text:span text:style-name="T6">1:00pm</text:span></text:p>
      <text:p text:style-name="P9"/>
      <text:p text:style-name="P9">discussed possible design implementation options</text:p>
      <text:p text:style-name="P9">available options on the table:</text:p>
      <text:p text:style-name="P9">HashMap – load everything at once and work from memory</text:p>
      <text:p text:style-name="P9">single file load – load individual file to work with at a time</text:p>
      <text:p text:style-name="P9">HashMap 2 – load selected files to work with </text:p>
      <text:p text:style-name="P9"/>
      <text:p text:style-name="P6">Action Item</text:p>
      <text:p text:style-name="P9"/>
      <text:p text:style-name="P9">decided which design to implementation</text:p>
      <text:p text:style-name="P9">email team lead with implementation decision with justification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6:08:32.015063265</meta:creation-date>
    <dc:date>2015-05-06T13:37:21.194932524</dc:date>
    <meta:editing-duration>PT3H31M36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163" meta:character-count="1060" meta:non-whitespace-character-count="923"/>
  </office:meta>
</office:document-meta>
</file>